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2b2b2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dash" draw:stroke-dash="Line_20_Style_20_9" svg:stroke-width="1mm" draw:marker-start-width="3.5mm" draw:marker-end-width="3.5mm" draw:fill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3.58mm" svg:y="6.02mm">
            <loext:p draw:notify-on-update-of-ranges="Feuille1.A27:Feuille1.A29 Feuille1.B27:Feuille1.B29 Feuille1.C27:Feuille1.C29 Feuille1.D27:Feuille1.D29 Feuille1.E27:Feuille1.E29 Feuille1.F27:Feuille1.F29 Feuille1.G27:Feuille1.G29 Feuille1.H27:Feuille1.H29 Feuille1.I27:Feuille1.I29 Feuille1.J27:Feuille1.J29 Feuille1.K27:Feuille1.K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112.68mm" svg:y1="152.45mm" svg:x2="112.68mm" svg:y2="196.1mm">
            <text:p/>
          </draw:line>
        </table:shapes>
        <table:table-column table:style-name="co1" table:number-columns-repeated="11" table:default-cell-style-name="Default"/>
        <table:table-row table:style-name="ro1" table:number-rows-repeated="25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chine1</text:p>
          </table:table-cell>
          <table:table-cell/>
          <table:table-cell office:value-type="string" calcext:value-type="string">
            <text:p>machine2</text:p>
          </table:table-cell>
          <table:table-cell/>
          <table:table-cell office:value-type="string" calcext:value-type="string">
            <text:p>machine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1" table:number-columns-repeated="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style-name="ce2" table:number-columns-repeated="2"/>
          <table:table-cell table:style-name="ce3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style-name="ce2"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style-name="ce2" table:number-columns-repeated="4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temps début de la tache j</text:p>
          </table:table-cell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otted" draw:display-name="Fine Dotted" draw:style="rect" draw:dots1="1" draw:distance="4.57mm"/>
    <draw:stroke-dash draw:name="Line_20_Style_20_9" draw:display-name="Line Style 9" draw:style="rect" draw:dots1="1" draw:dots1-length="197%" draw:distance="12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11:14.304866972</meta:creation-date>
    <dc:date>2017-12-30T17:08:55.892896412</dc:date>
    <meta:editing-duration>PT54M27S</meta:editing-duration>
    <meta:editing-cycles>1</meta:editing-cycles>
    <meta:document-statistic meta:table-count="1" meta:cell-count="1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4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a79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1cm" svg:y="0.316cm" chart:style-name="ch2">
          <text:p>Affectation des taches aux machines</text:p>
        </chart:title>
        <chart:legend chart:legend-position="end" svg:x="13.996cm" svg:y="1.678cm" style:legend-expansion="high" chart:style-name="ch3"/>
        <chart:plot-area chart:style-name="ch4" table:cell-range-address="Feuille1.A27:Feuille1.K29" chart:data-source-has-labels="row" svg:x="1.321cm" svg:y="1.301cm" svg:width="12.355cm" svg:height="6.548cm">
          <chartooo:coordinate-region svg:x="1.763cm" svg:y="1.301cm" svg:width="11.721cm" svg:height="5.895cm"/>
          <chart:axis chart:dimension="x" chart:name="primary-x" chart:style-name="ch5">
            <chart:title svg:x="0.451cm" svg:y="6.04cm" chart:style-name="ch6">
              <text:p>Numero de machine</text:p>
            </chart:title>
          </chart:axis>
          <chart:axis chart:dimension="y" chart:name="primary-y" chart:style-name="ch7">
            <chart:title svg:x="7.017cm" svg:y="8.029cm" chart:style-name="ch8">
              <text:p>Duree</text:p>
            </chart:title>
            <chart:grid chart:style-name="ch9" chart:class="major"/>
          </chart:axis>
          <chart:series chart:style-name="ch10" chart:values-cell-range-address="Feuille1.A27:Feuille1.A29" loext:label-string="tache2" chart:class="chart:bar">
            <chart:data-point chart:repeated="3"/>
          </chart:series>
          <chart:series chart:style-name="ch11" chart:values-cell-range-address="Feuille1.B27:Feuille1.B29" loext:label-string="tache6" chart:class="chart:bar">
            <chart:data-point chart:repeated="3"/>
            <loext:propertry-mapping loext:property="BorderColor" loext:cell-range-address=""/>
          </chart:series>
          <chart:series chart:style-name="ch12" chart:values-cell-range-address="Feuille1.C27:Feuille1.C29" loext:label-string="tache9" chart:class="chart:bar">
            <chart:data-point chart:repeated="3"/>
            <loext:propertry-mapping loext:property="BorderColor" loext:cell-range-address=""/>
          </chart:series>
          <chart:series chart:style-name="ch13" chart:values-cell-range-address="Feuille1.D27:Feuille1.D29" loext:label-string="tache11" chart:class="chart:bar">
            <chart:data-point chart:repeated="3"/>
          </chart:series>
          <chart:series chart:style-name="ch14" chart:values-cell-range-address="Feuille1.E27:Feuille1.E29" loext:label-string="tache4" chart:class="chart:bar">
            <chart:data-point chart:repeated="3"/>
            <loext:propertry-mapping loext:property="BorderColor" loext:cell-range-address=""/>
          </chart:series>
          <chart:series chart:style-name="ch15" chart:values-cell-range-address="Feuille1.F27:Feuille1.F29" loext:label-string="tache8" chart:class="chart:bar">
            <chart:data-point chart:repeated="3"/>
          </chart:series>
          <chart:series chart:style-name="ch16" chart:values-cell-range-address="Feuille1.G27:Feuille1.G29" loext:label-string="tache1" chart:class="chart:bar">
            <chart:data-point chart:repeated="3"/>
          </chart:series>
          <chart:series chart:style-name="ch17" chart:values-cell-range-address="Feuille1.H27:Feuille1.H29" loext:label-string="tache5" chart:class="chart:bar">
            <chart:data-point chart:repeated="3"/>
          </chart:series>
          <chart:series chart:style-name="ch18" chart:values-cell-range-address="Feuille1.I27:Feuille1.I29" loext:label-string="tache7" chart:class="chart:bar">
            <chart:data-point chart:repeated="3"/>
          </chart:series>
          <chart:series chart:style-name="ch19" chart:values-cell-range-address="Feuille1.J27:Feuille1.J29" loext:label-string="tache10" chart:class="chart:bar">
            <chart:data-point chart:repeated="3"/>
          </chart:series>
          <chart:series chart:style-name="ch20" chart:values-cell-range-address="Feuille1.K27:Feuille1.K29" loext:label-string="tache3" chart:class="chart:bar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che2</text:p>
              </table:table-cell>
              <table:table-cell office:value-type="string">
                <text:p>tache6</text:p>
              </table:table-cell>
              <table:table-cell office:value-type="string">
                <text:p/>
              </table:table-cell>
              <table:table-cell office:value-type="string">
                <text:p>tache9</text:p>
              </table:table-cell>
              <table:table-cell office:value-type="string">
                <text:p/>
              </table:table-cell>
              <table:table-cell office:value-type="string">
                <text:p>tache11</text:p>
              </table:table-cell>
              <table:table-cell office:value-type="string">
                <text:p>tache4</text:p>
              </table:table-cell>
              <table:table-cell office:value-type="string">
                <text:p/>
              </table:table-cell>
              <table:table-cell office:value-type="string">
                <text:p>tache8</text:p>
              </table:table-cell>
              <table:table-cell office:value-type="string">
                <text:p>tache1</text:p>
              </table:table-cell>
              <table:table-cell office:value-type="string">
                <text:p>tache5</text:p>
              </table:table-cell>
              <table:table-cell office:value-type="string">
                <text:p>tache7</text:p>
              </table:table-cell>
              <table:table-cell office:value-type="string">
                <text:p>tache10</text:p>
              </table:table-cell>
              <table:table-cell office:value-type="string">
                <text:p>tach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euille1.A27:Feuille1.A29</svg:desc>
                </draw:g>
              </table:table-cell>
              <table:table-cell office:value-type="float" office:value="NaN">
                <text:p>NaN</text:p>
                <draw:g>
                  <svg:desc>Feuille1.B27:Feuille1.B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  <draw:g>
                  <svg:desc>Feuille1.C27:Feuille1.C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  <draw:g>
                  <svg:desc>Feuille1.D27:Feuille1.D29</svg:desc>
                </draw:g>
              </table:table-cell>
              <table:table-cell office:value-type="float" office:value="NaN">
                <text:p>NaN</text:p>
                <draw:g>
                  <svg:desc>Feuille1.E27:Feuille1.E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  <draw:g>
                  <svg:desc>Feuille1.F27:Feuille1.F29</svg:desc>
                </draw:g>
              </table:table-cell>
              <table:table-cell office:value-type="float" office:value="NaN">
                <text:p>NaN</text:p>
                <draw:g>
                  <svg:desc>Feuille1.G27:Feuille1.G29</svg:desc>
                </draw:g>
              </table:table-cell>
              <table:table-cell office:value-type="float" office:value="2">
                <text:p>2</text:p>
                <draw:g>
                  <svg:desc>Feuille1.H27:Feuille1.H29</svg:desc>
                </draw:g>
              </table:table-cell>
              <table:table-cell office:value-type="float" office:value="NaN">
                <text:p>NaN</text:p>
                <draw:g>
                  <svg:desc>Feuille1.I27:Feuille1.I29</svg:desc>
                </draw:g>
              </table:table-cell>
              <table:table-cell office:value-type="float" office:value="NaN">
                <text:p>NaN</text:p>
                <draw:g>
                  <svg:desc>Feuille1.J27:Feuille1.J29</svg:desc>
                </draw:g>
              </table:table-cell>
              <table:table-cell office:value-type="float" office:value="1">
                <text:p>1</text:p>
                <draw:g>
                  <svg:desc>Feuille1.K27:Feuille1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